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3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3">
      <style:text-properties fo:language="zxx" fo:country="none" officeooo:rsid="001c59a0" officeooo:paragraph-rsid="001c59a0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Enace de donde coje la documentacion: <text:a xlink:type="simple" xlink:href="https://www.web.mardeasa.es/cursos-2/" text:style-name="Internet_20_link" text:visited-style-name="Visited_20_Internet_20_Link">https://www.web.mardeasa.es/cursos-2/</text:a> </text:h>
      <text:h text:style-name="P1" text:outline-level="3">Enlace estilo botón:</text:h>
      <text:p text:style-name="P3">.enlace {</text:p>
      <text:p text:style-name="P3"><text:s text:c="2"/>border: 0;</text:p>
      <text:p text:style-name="P3"><text:s text:c="2"/>padding: 0;</text:p>
      <text:p text:style-name="P3"><text:s text:c="2"/>background-color: transparent;</text:p>
      <text:p text:style-name="P3"><text:s text:c="2"/>color: blue;</text:p>
      <text:p text:style-name="P3"><text:s text:c="2"/>border-bottom: 1px solid blue;</text:p>
      <text:p text:style-name="P3">}</text:p>
      <text:h text:style-name="P1" text:outline-level="3">Formulario con campos de texto mejorados:</text:h>
      <text:p text:style-name="P3">form.elegante input {</text:p>
      <text:p text:style-name="P3"><text:s text:c="2"/>padding: .2em;</text:p>
      <text:p text:style-name="P3">}</text:p>
      <text:h text:style-name="P1" text:outline-level="3">Estilos para etiquetas y botones del formulario</text:h>
      <text:p text:style-name="P3">label {</text:p>
      <text:p text:style-name="P3"><text:s text:c="2"/>display: block;</text:p>
      <text:p text:style-name="P3"><text:s text:c="2"/>margin: .5em 0 0 0;</text:p>
      <text:p text:style-name="P3">}</text:p>
      <text:p text:style-name="P3"/>
      <text:p text:style-name="P3">.btn {</text:p>
      <text:p text:style-name="P3"><text:s text:c="2"/>display: block;</text:p>
      <text:p text:style-name="P3"><text:s text:c="2"/>margin: 1em 0;</text:p>
      <text:p text:style-name="P3">}</text:p>
      <text:h text:style-name="P1" text:outline-level="3">Estilos para mostrar campos del formulario con etiquetas alineadas a la izquierda:</text:h>
      <text:p text:style-name="P3">div {</text:p>
      <text:p text:style-name="P3"><text:s text:c="2"/>margin: .4em 0;</text:p>
      <text:p text:style-name="P3">}</text:p>
      <text:p text:style-name="P3"/>
      <text:p text:style-name="P3">div label {</text:p>
      <text:p text:style-name="P3"><text:s text:c="2"/>width: 25%;</text:p>
      <text:p text:style-name="P3"><text:s text:c="2"/>float: left;</text:p>
      <text:p text:style-name="P3">}</text:p>
      <text:h text:style-name="P1" text:outline-level="3">Formulario en varias columnas:</text:h>
      <text:p text:style-name="P3">form fieldset {</text:p>
      <text:p text:style-name="P3"><text:s text:c="2"/>float: left;</text:p>
      <text:p text:style-name="P3"><text:s text:c="2"/>width: 48%;</text:p>
      <text:p text:style-name="P3">}</text:p>
      <text:h text:style-name="P1" text:outline-level="3"/>
      <text:h text:style-name="P2" text:outline-level="3">Resaltar el campo seleccionado:</text:h>
      <text:p text:style-name="P3">input:focus {</text:p>
      <text:p text:style-name="P3"><text:s text:c="2"/>border: 2px solid #000;</text:p>
      <text:p text:style-name="P3"><text:s text:c="2"/>background: #F3F3F3;</text:p>
      <text:p text:style-name="P3">}</text:p>
      <text:p text:style-name="P3">Pseudoclases :valid y :invalid:</text:p>
      <text:p text:style-name="P3">css</text:p>
      <text:p text:style-name="P3">Copy code</text:p>
      <text:p text:style-name="P3">input:valid {</text:p>
      <text:p text:style-name="P3"><text:s text:c="2"/>background-color: #ddffdd;</text:p>
      <text:p text:style-name="P3">}</text:p>
      <text:p text:style-name="P3"/>
      <text:p text:style-name="P3">input:invalid {</text:p>
      <text:p text:style-name="P3"><text:s text:c="2"/>background-color: #ffdddd;</text:p>
      <text:p text:style-name="P3">}</text:p>
      <text:p text:style-name="P3"/>
      <text:p text:style-name="P3">form:invalid {</text:p>
      <text:p text:style-name="P3"><text:s text:c="2"/>border: 5px solid #ffdddd;</text:p>
      <text:p text:style-name="P3">}</text:p>
      <text:h text:style-name="P1" text:outline-level="3">Uso de pseudoclases :valid e :invalid con FontAwesome:</text:h>
      <text:p text:style-name="P3">.check-ok {</text:p>
      <text:p text:style-name="P3"><text:s text:c="2"/>color: lime;</text:p>
      <text:p text:style-name="P3">}</text:p>
      <text:p text:style-name="P3"/>
      <text:p text:style-name="P3">input:invalid ~ .check-ok {</text:p>
      <text:p text:style-name="P3"><text:s text:c="2"/>display: none;</text:p>
      <text:p text:style-name="P3">}</text:p>
      <text:p text:style-name="P3"/>
      <text:p text:style-name="P3">input:valid ~ .check-ok {</text:p>
      <text:p text:style-name="P3"><text:s text:c="2"/>display: inline;</text:p>
      <text:p text:style-name="P3"><text:s text:c="2"/>margin-left: 5px;</text:p>
      <text:p text:style-name="P3">}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09:22:59.904000000</meta:creation-date>
    <dc:date>2023-12-04T09:27:23.203000000</dc:date>
    <meta:editing-duration>PT4M4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63" meta:word-count="166" meta:character-count="1089" meta:non-whitespace-character-count="937"/>
  </office:meta>
</office:document-meta>
</file>